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46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1.2256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0.6571in"/>
    </style:style>
    <style:style style:name="co7" style:family="table-column">
      <style:table-column-properties fo:break-before="auto" style:column-width="3.7555in"/>
    </style:style>
    <style:style style:name="co8" style:family="table-column">
      <style:table-column-properties fo:break-before="auto" style:column-width="1.2638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1.3327in"/>
    </style:style>
    <style:style style:name="co11" style:family="table-column">
      <style:table-column-properties fo:break-before="auto" style:column-width="0.7319in"/>
    </style:style>
    <style:style style:name="co12" style:family="table-column">
      <style:table-column-properties fo:break-before="auto" style:column-width="1.3217in"/>
    </style:style>
    <style:style style:name="co13" style:family="table-column">
      <style:table-column-properties fo:break-before="auto" style:column-width="1.4181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NA12878_dd_genes_result_filter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[1]CHROM</text:p>
          </table:table-cell>
          <table:table-cell office:value-type="string" calcext:value-type="string">
            <text:p>[2]POS</text:p>
          </table:table-cell>
          <table:table-cell office:value-type="string" calcext:value-type="string">
            <text:p>[3]REF</text:p>
          </table:table-cell>
          <table:table-cell office:value-type="string" calcext:value-type="string">
            <text:p>[4]ALT</text:p>
          </table:table-cell>
          <table:table-cell office:value-type="string" calcext:value-type="string">
            <text:p>[5]GT</text:p>
          </table:table-cell>
          <table:table-cell office:value-type="string" calcext:value-type="string">
            <text:p>[6]TYPE</text:p>
          </table:table-cell>
          <table:table-cell office:value-type="string" calcext:value-type="string">
            <text:p>[7]VARIANT</text:p>
          </table:table-cell>
          <table:table-cell office:value-type="string" calcext:value-type="string">
            <text:p>[8]IMPACT RATE</text:p>
          </table:table-cell>
          <table:table-cell office:value-type="string" calcext:value-type="string">
            <text:p>[9]GENE</text:p>
          </table:table-cell>
          <table:table-cell office:value-type="string" calcext:value-type="string">
            <text:p>[10]ENSG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[12]ENST</text:p>
          </table:table-cell>
          <table:table-cell office:value-type="string" calcext:value-type="string">
            <text:p>[13]IMPACT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3405550" calcext:value-type="float">
            <text:p>3405550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RDM16</text:p>
          </table:table-cell>
          <table:table-cell office:value-type="string" calcext:value-type="string">
            <text:p>ENSG00000142611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70722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6457818" calcext:value-type="float">
            <text:p>2645781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C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HDDS</text:p>
          </table:table-cell>
          <table:table-cell office:value-type="string" calcext:value-type="string">
            <text:p>ENSG00000117682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36342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7551812" calcext:value-type="float">
            <text:p>275518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stop_gain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HDC1</text:p>
          </table:table-cell>
          <table:table-cell office:value-type="string" calcext:value-type="string">
            <text:p>ENSG00000126705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47087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97306234" calcext:value-type="float">
            <text:p>973062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PYD</text:p>
          </table:table-cell>
          <table:table-cell office:value-type="string" calcext:value-type="string">
            <text:p>ENSG00000188641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70192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147908519" calcext:value-type="float">
            <text:p>1479085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stop_gain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JA8</text:p>
          </table:table-cell>
          <table:table-cell office:value-type="string" calcext:value-type="string">
            <text:p>ENSG00000121634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69235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155438974" calcext:value-type="float">
            <text:p>155438974</text:p>
          </table:table-cell>
          <table:table-cell office:value-type="string" calcext:value-type="string">
            <text:p>TT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SH1L</text:p>
          </table:table-cell>
          <table:table-cell office:value-type="string" calcext:value-type="string">
            <text:p>ENSG00000116539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68346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74527258" calcext:value-type="float">
            <text:p>74527258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upstream_gene_variant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HTRA2</text:p>
          </table:table-cell>
          <table:table-cell office:value-type="string" calcext:value-type="string">
            <text:p>ENSG00000115317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58080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96712006" calcext:value-type="float">
            <text:p>9671200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./.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stop_gain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MAN2L</text:p>
          </table:table-cell>
          <table:table-cell office:value-type="string" calcext:value-type="string">
            <text:p>ENSG00000114988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64963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66045220" calcext:value-type="float">
            <text:p>166045220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CN1A</text:p>
          </table:table-cell>
          <table:table-cell office:value-type="string" calcext:value-type="string">
            <text:p>ENSG00000144285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03395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66307053" calcext:value-type="float">
            <text:p>166307053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CN9A</text:p>
          </table:table-cell>
          <table:table-cell office:value-type="string" calcext:value-type="string">
            <text:p>ENSG00000169432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03354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3</text:p>
          </table:table-cell>
          <table:table-cell office:value-type="float" office:value="41224696" calcext:value-type="float">
            <text:p>41224696</text:p>
          </table:table-cell>
          <table:table-cell office:value-type="string" calcext:value-type="string">
            <text:p>GT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TNNB1</text:p>
          </table:table-cell>
          <table:table-cell office:value-type="string" calcext:value-type="string">
            <text:p>ENSG00000168036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49496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3</text:p>
          </table:table-cell>
          <table:table-cell office:value-type="float" office:value="49013592" calcext:value-type="float">
            <text:p>49013592</text:p>
          </table:table-cell>
          <table:table-cell office:value-type="string" calcext:value-type="string">
            <text:p>TG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downstream_gene_variant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DALRD3</text:p>
          </table:table-cell>
          <table:table-cell office:value-type="string" calcext:value-type="string">
            <text:p>ENSG00000178149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13778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3</text:p>
          </table:table-cell>
          <table:table-cell office:value-type="float" office:value="50348404" calcext:value-type="float">
            <text:p>503484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upstream_gene_variant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ZMYND10</text:p>
          </table:table-cell>
          <table:table-cell office:value-type="string" calcext:value-type="string">
            <text:p>ENSG00000004838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31749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3</text:p>
          </table:table-cell>
          <table:table-cell office:value-type="float" office:value="50378097" calcext:value-type="float">
            <text:p>5037809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./.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stop_gained&amp;splice_region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ACNA2D2</text:p>
          </table:table-cell>
          <table:table-cell office:value-type="string" calcext:value-type="string">
            <text:p>ENSG00000007402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66039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3</text:p>
          </table:table-cell>
          <table:table-cell office:value-type="float" office:value="51356977" calcext:value-type="float">
            <text:p>513569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OCK3</text:p>
          </table:table-cell>
          <table:table-cell office:value-type="string" calcext:value-type="string">
            <text:p>ENSG00000088538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66037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3</text:p>
          </table:table-cell>
          <table:table-cell office:value-type="float" office:value="51360613" calcext:value-type="float">
            <text:p>513606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stop_gain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OCK3</text:p>
          </table:table-cell>
          <table:table-cell office:value-type="string" calcext:value-type="string">
            <text:p>ENSG00000088538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66037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3</text:p>
          </table:table-cell>
          <table:table-cell office:value-type="float" office:value="151411314" calcext:value-type="float">
            <text:p>1514113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MED12L</text:p>
          </table:table-cell>
          <table:table-cell office:value-type="string" calcext:value-type="string">
            <text:p>ENSG00000144893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73432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4</text:p>
          </table:table-cell>
          <table:table-cell office:value-type="float" office:value="84751566" calcext:value-type="float">
            <text:p>8475156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DFY3</text:p>
          </table:table-cell>
          <table:table-cell office:value-type="string" calcext:value-type="string">
            <text:p>ENSG00000163625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95888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4</text:p>
          </table:table-cell>
          <table:table-cell office:value-type="float" office:value="84826956" calcext:value-type="float">
            <text:p>84826956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DFY3</text:p>
          </table:table-cell>
          <table:table-cell office:value-type="string" calcext:value-type="string">
            <text:p>ENSG00000163625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95888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4</text:p>
          </table:table-cell>
          <table:table-cell office:value-type="float" office:value="84826968" calcext:value-type="float">
            <text:p>848269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stop_gain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DFY3</text:p>
          </table:table-cell>
          <table:table-cell office:value-type="string" calcext:value-type="string">
            <text:p>ENSG00000163625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95888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4</text:p>
          </table:table-cell>
          <table:table-cell office:value-type="float" office:value="139336888" calcext:value-type="float">
            <text:p>139336888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A15</text:p>
          </table:table-cell>
          <table:table-cell office:value-type="string" calcext:value-type="string">
            <text:p>ENSG00000164134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96543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4</text:p>
          </table:table-cell>
          <table:table-cell office:value-type="float" office:value="139361778" calcext:value-type="float">
            <text:p>1393617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AG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A15</text:p>
          </table:table-cell>
          <table:table-cell office:value-type="string" calcext:value-type="string">
            <text:p>ENSG00000164134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96543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14293025" calcext:value-type="float">
            <text:p>14293025</text:p>
          </table:table-cell>
          <table:table-cell office:value-type="string" calcext:value-type="string">
            <text:p>TC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RIO</text:p>
          </table:table-cell>
          <table:table-cell office:value-type="string" calcext:value-type="string">
            <text:p>ENSG00000038382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44204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14304468" calcext:value-type="float">
            <text:p>143044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RIO</text:p>
          </table:table-cell>
          <table:table-cell office:value-type="string" calcext:value-type="string">
            <text:p>ENSG00000038382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44204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36984722" calcext:value-type="float">
            <text:p>36984722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IPBL</text:p>
          </table:table-cell>
          <table:table-cell office:value-type="string" calcext:value-type="string">
            <text:p>ENSG00000164190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82516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37052425" calcext:value-type="float">
            <text:p>370524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./.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stop_gain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IPBL</text:p>
          </table:table-cell>
          <table:table-cell office:value-type="string" calcext:value-type="string">
            <text:p>ENSG00000164190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82516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90791113" calcext:value-type="float">
            <text:p>9079111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./.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stop_gain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DGRV1</text:p>
          </table:table-cell>
          <table:table-cell office:value-type="string" calcext:value-type="string">
            <text:p>ENSG00000164199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405460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128084327" calcext:value-type="float">
            <text:p>12808432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./.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stop_gain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LC12A2</text:p>
          </table:table-cell>
          <table:table-cell office:value-type="string" calcext:value-type="string">
            <text:p>ENSG00000064651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62461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157304302" calcext:value-type="float">
            <text:p>1573043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./.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YFIP2</text:p>
          </table:table-cell>
          <table:table-cell office:value-type="string" calcext:value-type="string">
            <text:p>ENSG00000055163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435847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177211297" calcext:value-type="float">
            <text:p>177211297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SD1</text:p>
          </table:table-cell>
          <table:table-cell office:value-type="string" calcext:value-type="string">
            <text:p>ENSG00000165671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47982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177211949" calcext:value-type="float">
            <text:p>17721194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stop_gain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SD1</text:p>
          </table:table-cell>
          <table:table-cell office:value-type="string" calcext:value-type="string">
            <text:p>ENSG00000165671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47982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6</text:p>
          </table:table-cell>
          <table:table-cell office:value-type="float" office:value="131583355" calcext:value-type="float">
            <text:p>1315833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splice_region_variant&amp;non_coding_transcript_exon_varian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ARG1</text:p>
          </table:table-cell>
          <table:table-cell office:value-type="string" calcext:value-type="string">
            <text:p>ENSG00000118520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75196</text:p>
          </table:table-cell>
          <table:table-cell office:value-type="string" calcext:value-type="string">
            <text:p>processed_transcript</text:p>
          </table:table-cell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1478793" calcext:value-type="float">
            <text:p>1478793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NTS1</text:p>
          </table:table-cell>
          <table:table-cell office:value-type="string" calcext:value-type="string">
            <text:p>ENSG00000164880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404767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1499631" calcext:value-type="float">
            <text:p>14996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&amp;splice_region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NTS1</text:p>
          </table:table-cell>
          <table:table-cell office:value-type="string" calcext:value-type="string">
            <text:p>ENSG00000164880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404767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12214898" calcext:value-type="float">
            <text:p>122148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MEM106B</text:p>
          </table:table-cell>
          <table:table-cell office:value-type="string" calcext:value-type="string">
            <text:p>ENSG00000106460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96667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99012217" calcext:value-type="float">
            <text:p>99012217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RRAP</text:p>
          </table:table-cell>
          <table:table-cell office:value-type="string" calcext:value-type="string">
            <text:p>ENSG00000196367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55540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102178639" calcext:value-type="float">
            <text:p>10217863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./.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UX1</text:p>
          </table:table-cell>
          <table:table-cell office:value-type="string" calcext:value-type="string">
            <text:p>ENSG00000257923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92535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105109171" calcext:value-type="float">
            <text:p>1051091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KMT2E</text:p>
          </table:table-cell>
          <table:table-cell office:value-type="string" calcext:value-type="string">
            <text:p>ENSG00000005483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57745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107412505" calcext:value-type="float">
            <text:p>1074125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OG5</text:p>
          </table:table-cell>
          <table:table-cell office:value-type="string" calcext:value-type="string">
            <text:p>ENSG00000164597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97135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107567111" calcext:value-type="float">
            <text:p>10756711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S4L</text:p>
          </table:table-cell>
          <table:table-cell office:value-type="string" calcext:value-type="string">
            <text:p>ENSG00000105865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65720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152177062" calcext:value-type="float">
            <text:p>152177062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KMT2C</text:p>
          </table:table-cell>
          <table:table-cell office:value-type="string" calcext:value-type="string">
            <text:p>ENSG00000055609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62189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152265049" calcext:value-type="float">
            <text:p>15226504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stop_gain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KMT2C</text:p>
          </table:table-cell>
          <table:table-cell office:value-type="string" calcext:value-type="string">
            <text:p>ENSG00000055609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62189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8</text:p>
          </table:table-cell>
          <table:table-cell office:value-type="float" office:value="140544245" calcext:value-type="float">
            <text:p>1405442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GO2</text:p>
          </table:table-cell>
          <table:table-cell office:value-type="string" calcext:value-type="string">
            <text:p>ENSG00000123908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20592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9</text:p>
          </table:table-cell>
          <table:table-cell office:value-type="float" office:value="328159" calcext:value-type="float">
            <text:p>32815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./.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on_coding_transcript_exon_variant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DOCK8</text:p>
          </table:table-cell>
          <table:table-cell office:value-type="string" calcext:value-type="string">
            <text:p>ENSG00000107099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82341</text:p>
          </table:table-cell>
          <table:table-cell office:value-type="string" calcext:value-type="string">
            <text:p>retained_intron</text:p>
          </table:table-cell>
        </table:table-row>
        <table:table-row table:style-name="ro1">
          <table:table-cell office:value-type="string" calcext:value-type="string">
            <text:p>chr9</text:p>
          </table:table-cell>
          <table:table-cell office:value-type="float" office:value="35059649" calcext:value-type="float">
            <text:p>350596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CP</text:p>
          </table:table-cell>
          <table:table-cell office:value-type="string" calcext:value-type="string">
            <text:p>ENSG00000165280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58901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9</text:p>
          </table:table-cell>
          <table:table-cell office:value-type="float" office:value="35076808" calcext:value-type="float">
            <text:p>35076808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upstream_gene_variant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VCP</text:p>
          </table:table-cell>
          <table:table-cell office:value-type="string" calcext:value-type="string">
            <text:p>ENSG00000165280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58901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9</text:p>
          </table:table-cell>
          <table:table-cell office:value-type="float" office:value="84871790" calcext:value-type="float">
            <text:p>848717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./.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NTRK2</text:p>
          </table:table-cell>
          <table:table-cell office:value-type="string" calcext:value-type="string">
            <text:p>ENSG00000148053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77120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9</text:p>
          </table:table-cell>
          <table:table-cell office:value-type="float" office:value="106927209" calcext:value-type="float">
            <text:p>1069272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NF462</text:p>
          </table:table-cell>
          <table:table-cell office:value-type="string" calcext:value-type="string">
            <text:p>ENSG00000148143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77225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9</text:p>
          </table:table-cell>
          <table:table-cell office:value-type="float" office:value="106928254" calcext:value-type="float">
            <text:p>106928254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NF462</text:p>
          </table:table-cell>
          <table:table-cell office:value-type="string" calcext:value-type="string">
            <text:p>ENSG00000148143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77225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9</text:p>
          </table:table-cell>
          <table:table-cell office:value-type="float" office:value="106928260" calcext:value-type="float">
            <text:p>106928260</text:p>
          </table:table-cell>
          <table:table-cell office:value-type="string" calcext:value-type="string">
            <text:p>CT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NF462</text:p>
          </table:table-cell>
          <table:table-cell office:value-type="string" calcext:value-type="string">
            <text:p>ENSG00000148143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77225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9</text:p>
          </table:table-cell>
          <table:table-cell office:value-type="float" office:value="106928292" calcext:value-type="float">
            <text:p>106928292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NF462</text:p>
          </table:table-cell>
          <table:table-cell office:value-type="string" calcext:value-type="string">
            <text:p>ENSG00000148143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77225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9</text:p>
          </table:table-cell>
          <table:table-cell office:value-type="float" office:value="128258169" calcext:value-type="float">
            <text:p>128258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downstream_gene_variant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DNM1</text:p>
          </table:table-cell>
          <table:table-cell office:value-type="string" calcext:value-type="string">
            <text:p>ENSG00000106976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41179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9</text:p>
          </table:table-cell>
          <table:table-cell office:value-type="float" office:value="137800932" calcext:value-type="float">
            <text:p>137800932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EHMT1</text:p>
          </table:table-cell>
          <table:table-cell office:value-type="string" calcext:value-type="string">
            <text:p>ENSG00000181090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460843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9</text:p>
          </table:table-cell>
          <table:table-cell office:value-type="float" office:value="137817487" calcext:value-type="float">
            <text:p>13781748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EHMT1</text:p>
          </table:table-cell>
          <table:table-cell office:value-type="string" calcext:value-type="string">
            <text:p>ENSG00000181090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460843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9</text:p>
          </table:table-cell>
          <table:table-cell office:value-type="float" office:value="138075820" calcext:value-type="float">
            <text:p>138075820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&amp;splice_region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ACNA1B</text:p>
          </table:table-cell>
          <table:table-cell office:value-type="string" calcext:value-type="string">
            <text:p>ENSG00000148408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77549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9</text:p>
          </table:table-cell>
          <table:table-cell office:value-type="float" office:value="138075844" calcext:value-type="float">
            <text:p>138075844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ACNA1B</text:p>
          </table:table-cell>
          <table:table-cell office:value-type="string" calcext:value-type="string">
            <text:p>ENSG00000148408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77549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0</text:p>
          </table:table-cell>
          <table:table-cell office:value-type="float" office:value="95614018" calcext:value-type="float">
            <text:p>95614018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LDH18A1</text:p>
          </table:table-cell>
          <table:table-cell office:value-type="string" calcext:value-type="string">
            <text:p>ENSG00000059573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71221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0</text:p>
          </table:table-cell>
          <table:table-cell office:value-type="float" office:value="100983902" calcext:value-type="float">
            <text:p>100983902</text:p>
          </table:table-cell>
          <table:table-cell office:value-type="string" calcext:value-type="string">
            <text:p>CA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EMA4G</text:p>
          </table:table-cell>
          <table:table-cell office:value-type="string" calcext:value-type="string">
            <text:p>ENSG00000095539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10633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0</text:p>
          </table:table-cell>
          <table:table-cell office:value-type="float" office:value="100983908" calcext:value-type="float">
            <text:p>10098390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EMA4G</text:p>
          </table:table-cell>
          <table:table-cell office:value-type="string" calcext:value-type="string">
            <text:p>ENSG00000095539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10633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0</text:p>
          </table:table-cell>
          <table:table-cell office:value-type="float" office:value="100983911" calcext:value-type="float">
            <text:p>10098391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EMA4G</text:p>
          </table:table-cell>
          <table:table-cell office:value-type="string" calcext:value-type="string">
            <text:p>ENSG00000095539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10633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3823934" calcext:value-type="float">
            <text:p>3823934</text:p>
          </table:table-cell>
          <table:table-cell office:value-type="string" calcext:value-type="string">
            <text:p>CA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GAP2</text:p>
          </table:table-cell>
          <table:table-cell office:value-type="string" calcext:value-type="string">
            <text:p>ENSG00000148985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78243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57646015" calcext:value-type="float">
            <text:p>5764601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PEL4</text:p>
          </table:table-cell>
          <table:table-cell office:value-type="string" calcext:value-type="string">
            <text:p>ENSG00000166793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00022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67610386" calcext:value-type="float">
            <text:p>6761038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DUFV1</text:p>
          </table:table-cell>
          <table:table-cell office:value-type="string" calcext:value-type="string">
            <text:p>ENSG00000167792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22776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112082564" calcext:value-type="float">
            <text:p>1120825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KAPD1</text:p>
          </table:table-cell>
          <table:table-cell office:value-type="string" calcext:value-type="string">
            <text:p>ENSG00000150776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80352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2</text:p>
          </table:table-cell>
          <table:table-cell office:value-type="float" office:value="2608568" calcext:value-type="float">
            <text:p>26085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./.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stop_gain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ACNA1C</text:p>
          </table:table-cell>
          <table:table-cell office:value-type="string" calcext:value-type="string">
            <text:p>ENSG00000151067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27702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2</text:p>
          </table:table-cell>
          <table:table-cell office:value-type="float" office:value="4500183" calcext:value-type="float">
            <text:p>450018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C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12orf4</text:p>
          </table:table-cell>
          <table:table-cell office:value-type="string" calcext:value-type="string">
            <text:p>ENSG00000047621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61250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2</text:p>
          </table:table-cell>
          <table:table-cell office:value-type="float" office:value="13563003" calcext:value-type="float">
            <text:p>13563003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IN2B</text:p>
          </table:table-cell>
          <table:table-cell office:value-type="string" calcext:value-type="string">
            <text:p>ENSG00000273079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609686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2</text:p>
          </table:table-cell>
          <table:table-cell office:value-type="float" office:value="40277899" calcext:value-type="float">
            <text:p>402778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RRK2</text:p>
          </table:table-cell>
          <table:table-cell office:value-type="string" calcext:value-type="string">
            <text:p>ENSG00000188906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98910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2</text:p>
          </table:table-cell>
          <table:table-cell office:value-type="float" office:value="51780687" calcext:value-type="float">
            <text:p>517806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stop_gain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CN8A</text:p>
          </table:table-cell>
          <table:table-cell office:value-type="string" calcext:value-type="string">
            <text:p>ENSG00000196876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54534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2</text:p>
          </table:table-cell>
          <table:table-cell office:value-type="float" office:value="51780689" calcext:value-type="float">
            <text:p>517806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stop_gain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CN8A</text:p>
          </table:table-cell>
          <table:table-cell office:value-type="string" calcext:value-type="string">
            <text:p>ENSG00000196876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54534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2</text:p>
          </table:table-cell>
          <table:table-cell office:value-type="float" office:value="88111834" calcext:value-type="float">
            <text:p>881118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./.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stop_gain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EP290</text:p>
          </table:table-cell>
          <table:table-cell office:value-type="string" calcext:value-type="string">
            <text:p>ENSG00000198707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09041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2</text:p>
          </table:table-cell>
          <table:table-cell office:value-type="float" office:value="88118527" calcext:value-type="float">
            <text:p>881185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EP290</text:p>
          </table:table-cell>
          <table:table-cell office:value-type="string" calcext:value-type="string">
            <text:p>ENSG00000198707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09041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3</text:p>
          </table:table-cell>
          <table:table-cell office:value-type="float" office:value="110715812" calcext:value-type="float">
            <text:p>110715812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./.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intron_variant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ING1</text:p>
          </table:table-cell>
          <table:table-cell office:value-type="string" calcext:value-type="string">
            <text:p>ENSG00000153487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33219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4</text:p>
          </table:table-cell>
          <table:table-cell office:value-type="float" office:value="88627672" calcext:value-type="float">
            <text:p>8862767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downstream_gene_variant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ZC3H14</text:p>
          </table:table-cell>
          <table:table-cell office:value-type="string" calcext:value-type="string">
            <text:p>ENSG00000100722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51038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4</text:p>
          </table:table-cell>
          <table:table-cell office:value-type="float" office:value="102039088" calcext:value-type="float">
            <text:p>1020390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YNC1H1</text:p>
          </table:table-cell>
          <table:table-cell office:value-type="string" calcext:value-type="string">
            <text:p>ENSG00000197102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60184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5</text:p>
          </table:table-cell>
          <table:table-cell office:value-type="float" office:value="26773655" calcext:value-type="float">
            <text:p>267736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stop_gain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ABRB3</text:p>
          </table:table-cell>
          <table:table-cell office:value-type="string" calcext:value-type="string">
            <text:p>ENSG00000166206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99267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5</text:p>
          </table:table-cell>
          <table:table-cell office:value-type="float" office:value="51450207" calcext:value-type="float">
            <text:p>5145020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MXL2</text:p>
          </table:table-cell>
          <table:table-cell office:value-type="string" calcext:value-type="string">
            <text:p>ENSG00000104093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51076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5</text:p>
          </table:table-cell>
          <table:table-cell office:value-type="float" office:value="75400862" calcext:value-type="float">
            <text:p>75400862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IN3A</text:p>
          </table:table-cell>
          <table:table-cell office:value-type="string" calcext:value-type="string">
            <text:p>ENSG00000169375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60439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5</text:p>
          </table:table-cell>
          <table:table-cell office:value-type="float" office:value="78497151" calcext:value-type="float">
            <text:p>78497151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REB2</text:p>
          </table:table-cell>
          <table:table-cell office:value-type="string" calcext:value-type="string">
            <text:p>ENSG00000136381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58886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5</text:p>
          </table:table-cell>
          <table:table-cell office:value-type="float" office:value="82664402" calcext:value-type="float">
            <text:p>82664402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P3B2</text:p>
          </table:table-cell>
          <table:table-cell office:value-type="string" calcext:value-type="string">
            <text:p>ENSG00000103723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61722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5</text:p>
          </table:table-cell>
          <table:table-cell office:value-type="float" office:value="92997085" calcext:value-type="float">
            <text:p>9299708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HD2</text:p>
          </table:table-cell>
          <table:table-cell office:value-type="string" calcext:value-type="string">
            <text:p>ENSG00000173575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94196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6</text:p>
          </table:table-cell>
          <table:table-cell office:value-type="float" office:value="3729337" calcext:value-type="float">
            <text:p>372933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stop_gain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REBBP</text:p>
          </table:table-cell>
          <table:table-cell office:value-type="string" calcext:value-type="string">
            <text:p>ENSG00000005339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62367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6</text:p>
          </table:table-cell>
          <table:table-cell office:value-type="float" office:value="3782784" calcext:value-type="float">
            <text:p>378278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REBBP</text:p>
          </table:table-cell>
          <table:table-cell office:value-type="string" calcext:value-type="string">
            <text:p>ENSG00000005339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62367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6</text:p>
          </table:table-cell>
          <table:table-cell office:value-type="float" office:value="8905199" calcext:value-type="float">
            <text:p>89051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stop_gain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SP7</text:p>
          </table:table-cell>
          <table:table-cell office:value-type="string" calcext:value-type="string">
            <text:p>ENSG00000187555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44836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6</text:p>
          </table:table-cell>
          <table:table-cell office:value-type="float" office:value="30986182" calcext:value-type="float">
            <text:p>3098618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downstream_gene_variant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STX1B</text:p>
          </table:table-cell>
          <table:table-cell office:value-type="string" calcext:value-type="string">
            <text:p>ENSG00000099365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15095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6</text:p>
          </table:table-cell>
          <table:table-cell office:value-type="float" office:value="31130157" calcext:value-type="float">
            <text:p>31130157</text:p>
          </table:table-cell>
          <table:table-cell office:value-type="string" calcext:value-type="string">
            <text:p>GG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splice_donor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KAT8</text:p>
          </table:table-cell>
          <table:table-cell office:value-type="string" calcext:value-type="string">
            <text:p>ENSG00000103510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19797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6</text:p>
          </table:table-cell>
          <table:table-cell office:value-type="float" office:value="49637131" calcext:value-type="float">
            <text:p>49637131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./.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NF423</text:p>
          </table:table-cell>
          <table:table-cell office:value-type="string" calcext:value-type="string">
            <text:p>ENSG00000102935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535559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6</text:p>
          </table:table-cell>
          <table:table-cell office:value-type="float" office:value="70269662" calcext:value-type="float">
            <text:p>702696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ARS1</text:p>
          </table:table-cell>
          <table:table-cell office:value-type="string" calcext:value-type="string">
            <text:p>ENSG00000090861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61772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6</text:p>
          </table:table-cell>
          <table:table-cell office:value-type="float" office:value="70276514" calcext:value-type="float">
            <text:p>702765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stop_gain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ARS1</text:p>
          </table:table-cell>
          <table:table-cell office:value-type="string" calcext:value-type="string">
            <text:p>ENSG00000090861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61772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7191991" calcext:value-type="float">
            <text:p>719199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stop_gain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LG4</text:p>
          </table:table-cell>
          <table:table-cell office:value-type="string" calcext:value-type="string">
            <text:p>ENSG00000132535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02955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7513774" calcext:value-type="float">
            <text:p>7513774</text:p>
          </table:table-cell>
          <table:table-cell office:value-type="string" calcext:value-type="string">
            <text:p>CCA</text:p>
          </table:table-cell>
          <table:table-cell office:value-type="string" calcext:value-type="string">
            <text:p>C</text:p>
          </table:table-cell>
          <table:table-cell table:style-name="ce1" office:value-type="string" calcext:value-type="string">
            <text:p>1/1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downstream_gene_variant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POLR2A</text:p>
          </table:table-cell>
          <table:table-cell office:value-type="string" calcext:value-type="string">
            <text:p>ENSG00000181222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573603</text:p>
          </table:table-cell>
          <table:table-cell office:value-type="string" calcext:value-type="string">
            <text:p>retained_intron</text:p>
          </table:table-cell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7846970" calcext:value-type="float">
            <text:p>78469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KDM6B</text:p>
          </table:table-cell>
          <table:table-cell office:value-type="string" calcext:value-type="string">
            <text:p>ENSG00000132510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54846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8161669" calcext:value-type="float">
            <text:p>8161669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AMP2</text:p>
          </table:table-cell>
          <table:table-cell office:value-type="string" calcext:value-type="string">
            <text:p>ENSG00000220205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16509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17796084" calcext:value-type="float">
            <text:p>17796084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./.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AI1</text:p>
          </table:table-cell>
          <table:table-cell office:value-type="string" calcext:value-type="string">
            <text:p>ENSG00000108557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53383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31230918" calcext:value-type="float">
            <text:p>31230918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F1</text:p>
          </table:table-cell>
          <table:table-cell office:value-type="string" calcext:value-type="string">
            <text:p>ENSG00000196712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56175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63405243" calcext:value-type="float">
            <text:p>6340524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ANC2</text:p>
          </table:table-cell>
          <table:table-cell office:value-type="string" calcext:value-type="string">
            <text:p>ENSG00000170921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89520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67911456" calcext:value-type="float">
            <text:p>679114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PTF</text:p>
          </table:table-cell>
          <table:table-cell office:value-type="string" calcext:value-type="string">
            <text:p>ENSG00000171634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06378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8</text:p>
          </table:table-cell>
          <table:table-cell office:value-type="float" office:value="27990281" calcext:value-type="float">
            <text:p>27990281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DH2</text:p>
          </table:table-cell>
          <table:table-cell office:value-type="string" calcext:value-type="string">
            <text:p>ENSG00000170558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69141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13212464" calcext:value-type="float">
            <text:p>132124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stop_gain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ACNA1A</text:p>
          </table:table-cell>
          <table:table-cell office:value-type="string" calcext:value-type="string">
            <text:p>ENSG00000141837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60228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42289009" calcext:value-type="float">
            <text:p>42289009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IC</text:p>
          </table:table-cell>
          <table:table-cell office:value-type="string" calcext:value-type="string">
            <text:p>ENSG00000079432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160740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42290948" calcext:value-type="float">
            <text:p>42290948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IC</text:p>
          </table:table-cell>
          <table:table-cell office:value-type="string" calcext:value-type="string">
            <text:p>ENSG00000079432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160740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45786143" calcext:value-type="float">
            <text:p>45786143</text:p>
          </table:table-cell>
          <table:table-cell office:value-type="string" calcext:value-type="string">
            <text:p>GT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MWD</text:p>
          </table:table-cell>
          <table:table-cell office:value-type="string" calcext:value-type="string">
            <text:p>ENSG00000185800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70223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45786209" calcext:value-type="float">
            <text:p>45786209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MWD</text:p>
          </table:table-cell>
          <table:table-cell office:value-type="string" calcext:value-type="string">
            <text:p>ENSG00000185800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70223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20</text:p>
          </table:table-cell>
          <table:table-cell office:value-type="float" office:value="63488952" calcext:value-type="float">
            <text:p>63488952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EEF1A2</text:p>
          </table:table-cell>
          <table:table-cell office:value-type="string" calcext:value-type="string">
            <text:p>ENSG00000101210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17182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21</text:p>
          </table:table-cell>
          <table:table-cell office:value-type="float" office:value="33539238" calcext:value-type="float">
            <text:p>335392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upstream_gene_variant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NSG00000159140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00278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21</text:p>
          </table:table-cell>
          <table:table-cell office:value-type="float" office:value="33552907" calcext:value-type="float">
            <text:p>3355290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downstream_gene_variant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MIR6501</text:p>
          </table:table-cell>
          <table:table-cell office:value-type="string" calcext:value-type="string">
            <text:p>ENSG00000284448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90239</text:p>
          </table:table-cell>
          <table:table-cell office:value-type="string" calcext:value-type="string">
            <text:p>miRNA</text:p>
          </table:table-cell>
        </table:table-row>
        <table:table-row table:style-name="ro1">
          <table:table-cell office:value-type="string" calcext:value-type="string">
            <text:p>chr21</text:p>
          </table:table-cell>
          <table:table-cell office:value-type="float" office:value="33575607" calcext:value-type="float">
            <text:p>33575607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downstream_gene_variant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DONSON</text:p>
          </table:table-cell>
          <table:table-cell office:value-type="string" calcext:value-type="string">
            <text:p>ENSG00000159147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03071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22</text:p>
          </table:table-cell>
          <table:table-cell office:value-type="float" office:value="31879642" calcext:value-type="float">
            <text:p>31879642</text:p>
          </table:table-cell>
          <table:table-cell office:value-type="string" calcext:value-type="string">
            <text:p>TTCCTGCCTTT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EPDC5</text:p>
          </table:table-cell>
          <table:table-cell office:value-type="string" calcext:value-type="string">
            <text:p>ENSG00000100150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82111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22</text:p>
          </table:table-cell>
          <table:table-cell office:value-type="float" office:value="50730919" calcext:value-type="float">
            <text:p>50730919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HANK3</text:p>
          </table:table-cell>
          <table:table-cell office:value-type="string" calcext:value-type="string">
            <text:p>ENSG00000251322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62795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X</text:p>
          </table:table-cell>
          <table:table-cell office:value-type="float" office:value="6151202" calcext:value-type="float">
            <text:p>615120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stop_gain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LGN4X</text:p>
          </table:table-cell>
          <table:table-cell office:value-type="string" calcext:value-type="string">
            <text:p>ENSG00000146938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75857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X</text:p>
          </table:table-cell>
          <table:table-cell office:value-type="float" office:value="31147505" calcext:value-type="float">
            <text:p>311475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stop_gain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MD</text:p>
          </table:table-cell>
          <table:table-cell office:value-type="string" calcext:value-type="string">
            <text:p>ENSG00000198947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43523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X</text:p>
          </table:table-cell>
          <table:table-cell office:value-type="float" office:value="31627803" calcext:value-type="float">
            <text:p>31627803</text:p>
          </table:table-cell>
          <table:table-cell office:value-type="string" calcext:value-type="string">
            <text:p>AG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./.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MD</text:p>
          </table:table-cell>
          <table:table-cell office:value-type="string" calcext:value-type="string">
            <text:p>ENSG00000198947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57033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X</text:p>
          </table:table-cell>
          <table:table-cell office:value-type="float" office:value="40062834" calcext:value-type="float">
            <text:p>400628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COR</text:p>
          </table:table-cell>
          <table:table-cell office:value-type="string" calcext:value-type="string">
            <text:p>ENSG00000183337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42274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X</text:p>
          </table:table-cell>
          <table:table-cell office:value-type="float" office:value="40062927" calcext:value-type="float">
            <text:p>400629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COR</text:p>
          </table:table-cell>
          <table:table-cell office:value-type="string" calcext:value-type="string">
            <text:p>ENSG00000183337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42274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X</text:p>
          </table:table-cell>
          <table:table-cell office:value-type="float" office:value="40074654" calcext:value-type="float">
            <text:p>400746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A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COR</text:p>
          </table:table-cell>
          <table:table-cell office:value-type="string" calcext:value-type="string">
            <text:p>ENSG00000183337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42274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X</text:p>
          </table:table-cell>
          <table:table-cell office:value-type="float" office:value="40074659" calcext:value-type="float">
            <text:p>4007465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COR</text:p>
          </table:table-cell>
          <table:table-cell office:value-type="string" calcext:value-type="string">
            <text:p>ENSG00000183337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42274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X</text:p>
          </table:table-cell>
          <table:table-cell office:value-type="float" office:value="41184524" calcext:value-type="float">
            <text:p>41184524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SP9X</text:p>
          </table:table-cell>
          <table:table-cell office:value-type="string" calcext:value-type="string">
            <text:p>ENSG00000124486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24545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X</text:p>
          </table:table-cell>
          <table:table-cell office:value-type="float" office:value="41205461" calcext:value-type="float">
            <text:p>412054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stop_gain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SP9X</text:p>
          </table:table-cell>
          <table:table-cell office:value-type="string" calcext:value-type="string">
            <text:p>ENSG00000124486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24545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X</text:p>
          </table:table-cell>
          <table:table-cell office:value-type="float" office:value="41224912" calcext:value-type="float">
            <text:p>41224912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SP9X</text:p>
          </table:table-cell>
          <table:table-cell office:value-type="string" calcext:value-type="string">
            <text:p>ENSG00000124486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24545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X</text:p>
          </table:table-cell>
          <table:table-cell office:value-type="float" office:value="47574076" calcext:value-type="float">
            <text:p>4757407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YN1</text:p>
          </table:table-cell>
          <table:table-cell office:value-type="string" calcext:value-type="string">
            <text:p>ENSG00000008056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95987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X</text:p>
          </table:table-cell>
          <table:table-cell office:value-type="float" office:value="47574090" calcext:value-type="float">
            <text:p>47574090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YN1</text:p>
          </table:table-cell>
          <table:table-cell office:value-type="string" calcext:value-type="string">
            <text:p>ENSG00000008056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95987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X</text:p>
          </table:table-cell>
          <table:table-cell office:value-type="float" office:value="47619612" calcext:value-type="float">
            <text:p>47619612</text:p>
          </table:table-cell>
          <table:table-cell office:value-type="string" calcext:value-type="string">
            <text:p>GC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downstream_gene_variant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FP</text:p>
          </table:table-cell>
          <table:table-cell office:value-type="string" calcext:value-type="string">
            <text:p>ENSG00000126759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47153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X</text:p>
          </table:table-cell>
          <table:table-cell office:value-type="float" office:value="47619620" calcext:value-type="float">
            <text:p>4761962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downstream_gene_variant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FP</text:p>
          </table:table-cell>
          <table:table-cell office:value-type="string" calcext:value-type="string">
            <text:p>ENSG00000126759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47153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X</text:p>
          </table:table-cell>
          <table:table-cell office:value-type="float" office:value="48478691" calcext:value-type="float">
            <text:p>48478691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TSJ1</text:p>
          </table:table-cell>
          <table:table-cell office:value-type="string" calcext:value-type="string">
            <text:p>ENSG00000068438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019019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X</text:p>
          </table:table-cell>
          <table:table-cell office:value-type="float" office:value="49183660" calcext:value-type="float">
            <text:p>49183660</text:p>
          </table:table-cell>
          <table:table-cell office:value-type="string" calcext:value-type="string">
            <text:p>AG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downstream_gene_variant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SYP</text:p>
          </table:table-cell>
          <table:table-cell office:value-type="string" calcext:value-type="string">
            <text:p>ENSG00000102003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63233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X</text:p>
          </table:table-cell>
          <table:table-cell office:value-type="float" office:value="53193126" calcext:value-type="float">
            <text:p>53193126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KDM5C</text:p>
          </table:table-cell>
          <table:table-cell office:value-type="string" calcext:value-type="string">
            <text:p>ENSG00000126012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75379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X</text:p>
          </table:table-cell>
          <table:table-cell office:value-type="float" office:value="53255944" calcext:value-type="float">
            <text:p>53255944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./.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QSEC2</text:p>
          </table:table-cell>
          <table:table-cell office:value-type="string" calcext:value-type="string">
            <text:p>ENSG00000124313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75365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X</text:p>
          </table:table-cell>
          <table:table-cell office:value-type="float" office:value="85270026" calcext:value-type="float">
            <text:p>8527002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./.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stop_gain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NF711</text:p>
          </table:table-cell>
          <table:table-cell office:value-type="string" calcext:value-type="string">
            <text:p>ENSG00000147180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76123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X</text:p>
          </table:table-cell>
          <table:table-cell office:value-type="float" office:value="100296746" calcext:value-type="float">
            <text:p>1002967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CDH19</text:p>
          </table:table-cell>
          <table:table-cell office:value-type="string" calcext:value-type="string">
            <text:p>ENSG00000165194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255531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X</text:p>
          </table:table-cell>
          <table:table-cell office:value-type="float" office:value="111401113" calcext:value-type="float">
            <text:p>1114011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CX</text:p>
          </table:table-cell>
          <table:table-cell office:value-type="string" calcext:value-type="string">
            <text:p>ENSG00000077279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56220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X</text:p>
          </table:table-cell>
          <table:table-cell office:value-type="float" office:value="136013405" calcext:value-type="float">
            <text:p>1360134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LC9A6</text:p>
          </table:table-cell>
          <table:table-cell office:value-type="string" calcext:value-type="string">
            <text:p>ENSG00000198689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70695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X</text:p>
          </table:table-cell>
          <table:table-cell office:value-type="float" office:value="153959878" calcext:value-type="float">
            <text:p>153959878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CFC1</text:p>
          </table:table-cell>
          <table:table-cell office:value-type="string" calcext:value-type="string">
            <text:p>ENSG00000172534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10441</text:p>
          </table:table-cell>
          <table:table-cell office:value-type="string" calcext:value-type="string">
            <text:p>protein_coding</text:p>
          </table:table-cell>
        </table:table-row>
        <table:table-row table:style-name="ro1">
          <table:table-cell office:value-type="string" calcext:value-type="string">
            <text:p>chrX</text:p>
          </table:table-cell>
          <table:table-cell office:value-type="float" office:value="155261149" calcext:value-type="float">
            <text:p>1552611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0/0</text:p>
          </table:table-cell>
          <table:table-cell office:value-type="string" calcext:value-type="string">
            <text:p>INDEL</text:p>
          </table:table-cell>
          <table:table-cell office:value-type="string" calcext:value-type="string">
            <text:p>frameshift_varia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AB39B</text:p>
          </table:table-cell>
          <table:table-cell office:value-type="string" calcext:value-type="string">
            <text:p>ENSG00000155961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ENST00000369454</text:p>
          </table:table-cell>
          <table:table-cell office:value-type="string" calcext:value-type="string">
            <text:p>protein_cod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 style:data-style-name="N2" text:time-value="00:15:05.589033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12T00:15:35.151636815</dc:date>
    <meta:editing-duration>PT30M37S</meta:editing-duration>
    <meta:editing-cycles>2</meta:editing-cycles>
    <meta:generator>LibreOffice/6.4.7.2$Linux_X86_64 LibreOffice_project/40$Build-2</meta:generator>
    <meta:document-statistic meta:table-count="1" meta:cell-count="1742" meta:object-count="0"/>
  </office:meta>
</office:document-meta>
</file>